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47e" officeooo:paragraph-rsid="001d247e"/>
    </style:style>
    <style:style style:name="P2" style:family="paragraph" style:parent-style-name="Text_20_body">
      <style:text-properties officeooo:rsid="001d247e" officeooo:paragraph-rsid="001d247e"/>
    </style:style>
    <style:style style:name="P3" style:family="paragraph" style:parent-style-name="Text_20_body">
      <style:text-properties officeooo:rsid="0022a503" officeooo:paragraph-rsid="0022a503"/>
    </style:style>
    <style:style style:name="P4" style:family="paragraph" style:parent-style-name="Text_20_body">
      <style:text-properties officeooo:rsid="002ddd9f" officeooo:paragraph-rsid="002ddd9f"/>
    </style:style>
    <style:style style:name="P5" style:family="paragraph" style:parent-style-name="Standard">
      <style:text-properties officeooo:rsid="001bc7c1" officeooo:paragraph-rsid="001bc7c1"/>
    </style:style>
    <style:style style:name="P6" style:family="paragraph" style:parent-style-name="Standard">
      <style:text-properties officeooo:rsid="001cbe21" officeooo:paragraph-rsid="001cbe21"/>
    </style:style>
    <style:style style:name="P7" style:family="paragraph" style:parent-style-name="Text_20_body">
      <style:text-properties officeooo:rsid="001ed595" officeooo:paragraph-rsid="001ed595"/>
    </style:style>
    <style:style style:name="P8" style:family="paragraph" style:parent-style-name="Text_20_body">
      <style:text-properties officeooo:rsid="0020c189" officeooo:paragraph-rsid="0020c189"/>
    </style:style>
    <style:style style:name="P9" style:family="paragraph" style:parent-style-name="Text_20_body">
      <style:text-properties officeooo:rsid="0022b6af" officeooo:paragraph-rsid="0022b6af"/>
    </style:style>
    <style:style style:name="P10" style:family="paragraph" style:parent-style-name="Text_20_body">
      <style:text-properties officeooo:rsid="002580fa" officeooo:paragraph-rsid="002580fa"/>
    </style:style>
    <style:style style:name="P11" style:family="paragraph" style:parent-style-name="Text_20_body">
      <style:text-properties officeooo:rsid="002948b6" officeooo:paragraph-rsid="002948b6"/>
    </style:style>
    <style:style style:name="P12" style:family="paragraph" style:parent-style-name="Text_20_body">
      <style:text-properties officeooo:rsid="002b26f7" officeooo:paragraph-rsid="002b26f7"/>
    </style:style>
    <style:style style:name="P13" style:family="paragraph" style:parent-style-name="Text_20_body">
      <style:text-properties officeooo:rsid="002b73e6" officeooo:paragraph-rsid="002b73e6"/>
    </style:style>
    <style:style style:name="P14" style:family="paragraph" style:parent-style-name="Text_20_body">
      <style:text-properties officeooo:rsid="00344497" officeooo:paragraph-rsid="00344497"/>
    </style:style>
    <style:style style:name="P15" style:family="paragraph" style:parent-style-name="Text_20_body">
      <style:text-properties officeooo:rsid="0034ffb8" officeooo:paragraph-rsid="0034ffb8"/>
    </style:style>
    <style:style style:name="P16" style:family="paragraph" style:parent-style-name="Text_20_body">
      <style:text-properties officeooo:rsid="0037256f" officeooo:paragraph-rsid="0037256f"/>
    </style:style>
    <style:style style:name="P17" style:family="paragraph" style:parent-style-name="Text_20_body">
      <style:text-properties officeooo:rsid="003b3726" officeooo:paragraph-rsid="003e5903"/>
    </style:style>
    <style:style style:name="P18" style:family="paragraph" style:parent-style-name="Text_20_body">
      <style:text-properties fo:font-style="italic" officeooo:rsid="003b3726" officeooo:paragraph-rsid="003e5903" style:font-style-asian="italic" style:font-style-complex="italic"/>
    </style:style>
    <style:style style:name="P19" style:family="paragraph" style:parent-style-name="Text_20_body">
      <style:text-properties fo:font-style="italic" officeooo:rsid="0049c80e" officeooo:paragraph-rsid="0049c80e" style:font-style-asian="italic" style:font-style-complex="italic"/>
    </style:style>
    <style:style style:name="P20" style:family="paragraph" style:parent-style-name="Text_20_body">
      <style:text-properties officeooo:rsid="004e5c22" officeooo:paragraph-rsid="004e5c22"/>
    </style:style>
    <style:style style:name="P21" style:family="paragraph" style:parent-style-name="Text_20_body">
      <style:text-properties officeooo:rsid="0053061b" officeooo:paragraph-rsid="0053061b"/>
    </style:style>
    <style:style style:name="P22" style:family="paragraph" style:parent-style-name="Text_20_body">
      <style:text-properties officeooo:rsid="0054b74f" officeooo:paragraph-rsid="0054b74f"/>
    </style:style>
    <style:style style:name="P23" style:family="paragraph" style:parent-style-name="Text_20_body">
      <style:text-properties officeooo:rsid="0055594a" officeooo:paragraph-rsid="0055594a"/>
    </style:style>
    <style:style style:name="P24" style:family="paragraph" style:parent-style-name="Text_20_body">
      <style:text-properties officeooo:rsid="0057c10d" officeooo:paragraph-rsid="0064698b"/>
    </style:style>
    <style:style style:name="P25" style:family="paragraph" style:parent-style-name="Text_20_body">
      <style:text-properties officeooo:rsid="00581c75" officeooo:paragraph-rsid="00581c75"/>
    </style:style>
    <style:style style:name="P26" style:family="paragraph" style:parent-style-name="Text_20_body">
      <style:text-properties officeooo:paragraph-rsid="0064698b"/>
    </style:style>
    <style:style style:name="P27" style:family="paragraph" style:parent-style-name="Text_20_body">
      <style:text-properties officeooo:rsid="00664b99" officeooo:paragraph-rsid="00664b99"/>
    </style:style>
    <style:style style:name="P28" style:family="paragraph" style:parent-style-name="Text_20_body">
      <style:text-properties officeooo:rsid="00687a50" officeooo:paragraph-rsid="00687a50"/>
    </style:style>
    <style:style style:name="P29" style:family="paragraph" style:parent-style-name="Text_20_body">
      <style:text-properties officeooo:rsid="006c48d6" officeooo:paragraph-rsid="006c48d6"/>
    </style:style>
    <style:style style:name="P30" style:family="paragraph" style:parent-style-name="Text_20_body">
      <style:text-properties officeooo:rsid="006e0453" officeooo:paragraph-rsid="006e0453"/>
    </style:style>
    <style:style style:name="P31" style:family="paragraph" style:parent-style-name="Text_20_body">
      <style:text-properties officeooo:rsid="0071b47b" officeooo:paragraph-rsid="0071b47b"/>
    </style:style>
    <style:style style:name="P32" style:family="paragraph" style:parent-style-name="Text_20_body">
      <style:text-properties officeooo:rsid="0071ed16" officeooo:paragraph-rsid="0071ed16"/>
    </style:style>
    <style:style style:name="P33" style:family="paragraph" style:parent-style-name="Text_20_body">
      <style:text-properties officeooo:rsid="007429df" officeooo:paragraph-rsid="007429df"/>
    </style:style>
    <style:style style:name="P34" style:family="paragraph" style:parent-style-name="Text_20_body">
      <style:text-properties officeooo:rsid="0075c65d" officeooo:paragraph-rsid="0075c65d"/>
    </style:style>
    <style:style style:name="P35" style:family="paragraph" style:parent-style-name="Code">
      <style:paragraph-properties fo:margin-left="0.4925in" fo:margin-right="0in" fo:text-indent="0in" style:auto-text-indent="false"/>
    </style:style>
    <style:style style:name="P36" style:family="paragraph" style:parent-style-name="Standard">
      <style:text-properties officeooo:rsid="00b6a314" officeooo:paragraph-rsid="00b79604"/>
    </style:style>
    <style:style style:name="P37" style:family="paragraph" style:parent-style-name="Standard">
      <style:text-properties officeooo:rsid="00b79604" officeooo:paragraph-rsid="00b79604"/>
    </style:style>
    <style:style style:name="P38" style:family="paragraph" style:parent-style-name="Text_20_body">
      <style:text-properties officeooo:rsid="0076bedd" officeooo:paragraph-rsid="0076bedd"/>
    </style:style>
    <style:style style:name="P39" style:family="paragraph" style:parent-style-name="Text_20_body">
      <style:text-properties officeooo:rsid="0076bfc0" officeooo:paragraph-rsid="0076bfc0"/>
    </style:style>
    <style:style style:name="P40" style:family="paragraph" style:parent-style-name="Text_20_body">
      <style:text-properties officeooo:rsid="007854db" officeooo:paragraph-rsid="007854db"/>
    </style:style>
    <style:style style:name="P41" style:family="paragraph" style:parent-style-name="Text_20_body">
      <style:text-properties officeooo:rsid="00794ce2" officeooo:paragraph-rsid="00794ce2"/>
    </style:style>
    <style:style style:name="P42" style:family="paragraph" style:parent-style-name="Text_20_body">
      <style:text-properties officeooo:rsid="00794ce2" officeooo:paragraph-rsid="007c31b0"/>
    </style:style>
    <style:style style:name="P43" style:family="paragraph" style:parent-style-name="Text_20_body">
      <style:text-properties officeooo:rsid="007cf792" officeooo:paragraph-rsid="007cf792"/>
    </style:style>
    <style:style style:name="P44" style:family="paragraph" style:parent-style-name="Text_20_body">
      <style:text-properties officeooo:rsid="007f1244" officeooo:paragraph-rsid="007f1244"/>
    </style:style>
    <style:style style:name="P45" style:family="paragraph" style:parent-style-name="Text_20_body">
      <style:text-properties officeooo:rsid="00804161" officeooo:paragraph-rsid="00804161"/>
    </style:style>
    <style:style style:name="P46" style:family="paragraph" style:parent-style-name="Text_20_body">
      <style:text-properties officeooo:rsid="00826a3d" officeooo:paragraph-rsid="00826a3d"/>
    </style:style>
    <style:style style:name="P47" style:family="paragraph" style:parent-style-name="Text_20_body">
      <style:text-properties officeooo:rsid="0082ccfe" officeooo:paragraph-rsid="0082ccfe"/>
    </style:style>
    <style:style style:name="P48" style:family="paragraph" style:parent-style-name="Text_20_body">
      <style:text-properties officeooo:rsid="008374c9" officeooo:paragraph-rsid="008374c9"/>
    </style:style>
    <style:style style:name="P49" style:family="paragraph" style:parent-style-name="Text_20_body">
      <style:text-properties officeooo:rsid="00886cd4" officeooo:paragraph-rsid="00886cd4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9e15b0" officeooo:paragraph-rsid="009e15b0"/>
    </style:style>
    <style:style style:name="P51" style:family="paragraph" style:parent-style-name="Text_20_body">
      <style:text-properties officeooo:rsid="00a25f6f" officeooo:paragraph-rsid="00a25f6f"/>
    </style:style>
    <style:style style:name="P52" style:family="paragraph" style:parent-style-name="Text_20_body">
      <style:text-properties officeooo:rsid="00a4e3ae" officeooo:paragraph-rsid="00a4e3ae"/>
    </style:style>
    <style:style style:name="P53" style:family="paragraph" style:parent-style-name="Text_20_body">
      <style:text-properties officeooo:rsid="00a6c7eb" officeooo:paragraph-rsid="00a6c7eb"/>
    </style:style>
    <style:style style:name="P54" style:family="paragraph" style:parent-style-name="Text_20_body">
      <style:text-properties officeooo:rsid="00a8da3f" officeooo:paragraph-rsid="00a8da3f"/>
    </style:style>
    <style:style style:name="P55" style:family="paragraph" style:parent-style-name="Text_20_body">
      <style:text-properties officeooo:rsid="00ae2b41" officeooo:paragraph-rsid="00ae2b41"/>
    </style:style>
    <style:style style:name="P56" style:family="paragraph" style:parent-style-name="Standard">
      <style:text-properties officeooo:rsid="00b7c7d3" officeooo:paragraph-rsid="00b7c7d3"/>
    </style:style>
    <style:style style:name="P57" style:family="paragraph" style:parent-style-name="Standard">
      <style:text-properties officeooo:rsid="00b918fe" officeooo:paragraph-rsid="00b918fe"/>
    </style:style>
    <style:style style:name="P58" style:family="paragraph" style:parent-style-name="Standard">
      <style:text-properties officeooo:rsid="00bacac3" officeooo:paragraph-rsid="00bacac3"/>
    </style:style>
    <style:style style:name="P59" style:family="paragraph" style:parent-style-name="Code">
      <style:text-properties officeooo:rsid="00c4e0a1" officeooo:paragraph-rsid="00c4e0a1"/>
    </style:style>
    <style:style style:name="P60" style:family="paragraph" style:parent-style-name="Heading_20_1">
      <style:text-properties officeooo:rsid="007429df" officeooo:paragraph-rsid="007429df"/>
    </style:style>
    <style:style style:name="P61" style:family="paragraph" style:parent-style-name="Heading_20_1">
      <style:text-properties officeooo:rsid="0034ffb8" officeooo:paragraph-rsid="0034ffb8"/>
    </style:style>
    <style:style style:name="P62" style:family="paragraph" style:parent-style-name="Heading_20_1">
      <style:text-properties officeooo:rsid="002ddd9f" officeooo:paragraph-rsid="006c48d6"/>
    </style:style>
    <style:style style:name="P63" style:family="paragraph" style:parent-style-name="Heading_20_1">
      <style:text-properties officeooo:rsid="0022a503" officeooo:paragraph-rsid="0022a503"/>
    </style:style>
    <style:style style:name="P64" style:family="paragraph" style:parent-style-name="Heading_20_1">
      <style:text-properties officeooo:rsid="001d247e" officeooo:paragraph-rsid="00277837"/>
    </style:style>
    <style:style style:name="P65" style:family="paragraph" style:parent-style-name="Heading_20_1">
      <style:text-properties officeooo:rsid="00bb188e" officeooo:paragraph-rsid="00bb188e"/>
    </style:style>
    <style:style style:name="P66" style:family="paragraph" style:parent-style-name="Text_20_body" style:list-style-name="L1">
      <style:text-properties officeooo:paragraph-rsid="0084ac1f"/>
    </style:style>
    <style:style style:name="P67" style:family="paragraph" style:parent-style-name="Text_20_body" style:list-style-name="L1">
      <style:text-properties officeooo:rsid="008374c9" officeooo:paragraph-rsid="008374c9"/>
    </style:style>
    <style:style style:name="P68" style:family="paragraph" style:parent-style-name="Text_20_body" style:list-style-name="L1">
      <style:text-properties officeooo:rsid="0086622e" officeooo:paragraph-rsid="0086622e"/>
    </style:style>
    <style:style style:name="P69" style:family="paragraph" style:parent-style-name="Text_20_body" style:list-style-name="L1">
      <style:text-properties officeooo:rsid="0086ebbe" officeooo:paragraph-rsid="0086ebbe"/>
    </style:style>
    <style:style style:name="P70" style:family="paragraph" style:parent-style-name="Text_20_body" style:list-style-name="L2">
      <style:text-properties officeooo:rsid="00886cd4" officeooo:paragraph-rsid="00886cd4"/>
    </style:style>
    <style:style style:name="P71" style:family="paragraph" style:parent-style-name="Text_20_body" style:list-style-name="L2">
      <style:text-properties officeooo:rsid="008baa08" officeooo:paragraph-rsid="008baa08"/>
    </style:style>
    <style:style style:name="P72" style:family="paragraph" style:parent-style-name="Text_20_body" style:list-style-name="L2">
      <style:text-properties officeooo:rsid="00981d50" officeooo:paragraph-rsid="00981d50"/>
    </style:style>
    <style:style style:name="P73" style:family="paragraph" style:parent-style-name="Text_20_body" style:list-style-name="L2">
      <style:text-properties officeooo:rsid="009c6041" officeooo:paragraph-rsid="009c6041"/>
    </style:style>
    <style:style style:name="P74" style:family="paragraph" style:parent-style-name="Text_20_body" style:list-style-name="L2">
      <style:text-properties officeooo:rsid="008f5ccb" officeooo:paragraph-rsid="008f5ccb"/>
    </style:style>
    <style:style style:name="P75" style:family="paragraph" style:parent-style-name="Text_20_body" style:list-style-name="L2">
      <style:text-properties officeooo:rsid="009d1f7b" officeooo:paragraph-rsid="009d1f7b"/>
    </style:style>
    <style:style style:name="P76" style:family="paragraph" style:parent-style-name="Text_20_body" style:list-style-name="L3">
      <style:text-properties officeooo:rsid="002ddd9f" officeooo:paragraph-rsid="002ddd9f"/>
    </style:style>
    <style:style style:name="P77" style:family="paragraph" style:parent-style-name="Text_20_body" style:list-style-name="L3">
      <style:text-properties officeooo:rsid="00311d8b" officeooo:paragraph-rsid="00311d8b"/>
    </style:style>
    <style:style style:name="P78" style:family="paragraph" style:parent-style-name="Text_20_body" style:list-style-name="L3">
      <style:text-properties officeooo:rsid="00327102" officeooo:paragraph-rsid="00327102"/>
    </style:style>
    <style:style style:name="P79" style:family="paragraph" style:parent-style-name="Text_20_body">
      <style:text-properties officeooo:rsid="00bb188e" officeooo:paragraph-rsid="00bb188e"/>
    </style:style>
    <style:style style:name="P80" style:family="paragraph" style:parent-style-name="Text_20_body">
      <style:text-properties officeooo:rsid="00bcf8a3" officeooo:paragraph-rsid="00bcf8a3"/>
    </style:style>
    <style:style style:name="P81" style:family="paragraph" style:parent-style-name="Text_20_body">
      <style:text-properties officeooo:rsid="00bf7e37" officeooo:paragraph-rsid="00bf7e37"/>
    </style:style>
    <style:style style:name="P82" style:family="paragraph" style:parent-style-name="Text_20_body">
      <style:text-properties officeooo:rsid="00c0b5c1" officeooo:paragraph-rsid="00c0b5c1"/>
    </style:style>
    <style:style style:name="P83" style:family="paragraph" style:parent-style-name="Text_20_body">
      <style:text-properties officeooo:rsid="00c3d9a6" officeooo:paragraph-rsid="00c3d9a6"/>
    </style:style>
    <style:style style:name="P84" style:family="paragraph" style:parent-style-name="Text_20_body">
      <style:text-properties officeooo:rsid="00c41cae" officeooo:paragraph-rsid="00c41cae"/>
    </style:style>
    <style:style style:name="P85" style:family="paragraph" style:parent-style-name="Text_20_body">
      <style:text-properties officeooo:rsid="00c72285" officeooo:paragraph-rsid="00c72285"/>
    </style:style>
    <style:style style:name="P86" style:family="paragraph" style:parent-style-name="Text_20_body">
      <style:text-properties officeooo:rsid="00c7a4ba" officeooo:paragraph-rsid="00c7a4ba"/>
    </style:style>
    <style:style style:name="P87" style:family="paragraph" style:parent-style-name="Text_20_body">
      <style:text-properties officeooo:rsid="00cbff58" officeooo:paragraph-rsid="00ced02a"/>
    </style:style>
    <style:style style:name="P88" style:family="paragraph" style:parent-style-name="Text_20_body">
      <style:text-properties officeooo:rsid="00d263a6" officeooo:paragraph-rsid="00d263a6"/>
    </style:style>
    <style:style style:name="P89" style:family="paragraph" style:parent-style-name="Text_20_body">
      <style:text-properties officeooo:rsid="00d440ac" officeooo:paragraph-rsid="00d440ac"/>
    </style:style>
    <style:style style:name="P90" style:family="paragraph" style:parent-style-name="Text_20_body">
      <style:text-properties officeooo:rsid="00d60914" officeooo:paragraph-rsid="00d60914"/>
    </style:style>
    <style:style style:name="P91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solid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solid" draw:fill-color="#dddddd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solid" draw:fill-color="#cc99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ffcc00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247e"/>
    </style:style>
    <style:style style:name="T2" style:family="text">
      <style:text-properties officeooo:rsid="001ed595"/>
    </style:style>
    <style:style style:name="T3" style:family="text">
      <style:text-properties officeooo:rsid="00242720"/>
    </style:style>
    <style:style style:name="T4" style:family="text">
      <style:text-properties officeooo:rsid="002d1be7"/>
    </style:style>
    <style:style style:name="T5" style:family="text">
      <style:text-properties officeooo:rsid="002f5d04"/>
    </style:style>
    <style:style style:name="T6" style:family="text">
      <style:text-properties officeooo:rsid="002f6f29"/>
    </style:style>
    <style:style style:name="T7" style:family="text">
      <style:text-properties officeooo:rsid="00311d8b"/>
    </style:style>
    <style:style style:name="T8" style:family="text">
      <style:text-properties officeooo:rsid="0033edf3"/>
    </style:style>
    <style:style style:name="T9" style:family="text">
      <style:text-properties officeooo:rsid="0036d4c9"/>
    </style:style>
    <style:style style:name="T10" style:family="text">
      <style:text-properties officeooo:rsid="0038e72c"/>
    </style:style>
    <style:style style:name="T11" style:family="text">
      <style:text-properties officeooo:rsid="003c9897"/>
    </style:style>
    <style:style style:name="T12" style:family="text">
      <style:text-properties officeooo:rsid="003e5903"/>
    </style:style>
    <style:style style:name="T13" style:family="text">
      <style:text-properties officeooo:rsid="003f1906"/>
    </style:style>
    <style:style style:name="T14" style:family="text">
      <style:text-properties officeooo:rsid="003f6d4a"/>
    </style:style>
    <style:style style:name="T15" style:family="text">
      <style:text-properties officeooo:rsid="004b418f"/>
    </style:style>
    <style:style style:name="T16" style:family="text">
      <style:text-properties officeooo:rsid="004cdcd4"/>
    </style:style>
    <style:style style:name="T17" style:family="text">
      <style:text-properties officeooo:rsid="004d6d3d"/>
    </style:style>
    <style:style style:name="T18" style:family="text">
      <style:text-properties officeooo:rsid="00539498"/>
    </style:style>
    <style:style style:name="T19" style:family="text">
      <style:text-properties officeooo:rsid="00565e3d"/>
    </style:style>
    <style:style style:name="T20" style:family="text">
      <style:text-properties officeooo:rsid="0057c10d"/>
    </style:style>
    <style:style style:name="T21" style:family="text">
      <style:text-properties officeooo:rsid="0057d230"/>
    </style:style>
    <style:style style:name="T22" style:family="text">
      <style:text-properties officeooo:rsid="0059b93e"/>
    </style:style>
    <style:style style:name="T23" style:family="text">
      <style:text-properties officeooo:rsid="005b6631"/>
    </style:style>
    <style:style style:name="T24" style:family="text">
      <style:text-properties officeooo:rsid="005ceadd"/>
    </style:style>
    <style:style style:name="T25" style:family="text">
      <style:text-properties style:font-name="Courier New" officeooo:rsid="005ceadd"/>
    </style:style>
    <style:style style:name="T26" style:family="text">
      <style:text-properties officeooo:rsid="005e7169"/>
    </style:style>
    <style:style style:name="T27" style:family="text">
      <style:text-properties officeooo:rsid="005f716f"/>
    </style:style>
    <style:style style:name="T28" style:family="text">
      <style:text-properties officeooo:rsid="0061480d"/>
    </style:style>
    <style:style style:name="T29" style:family="text">
      <style:text-properties officeooo:rsid="00634659"/>
    </style:style>
    <style:style style:name="T30" style:family="text">
      <style:text-properties officeooo:rsid="006423c5"/>
    </style:style>
    <style:style style:name="T31" style:family="text">
      <style:text-properties officeooo:rsid="0064698b"/>
    </style:style>
    <style:style style:name="T32" style:family="text">
      <style:text-properties officeooo:rsid="0067450f"/>
    </style:style>
    <style:style style:name="T33" style:family="text">
      <style:text-properties officeooo:rsid="0069876d"/>
    </style:style>
    <style:style style:name="T34" style:family="text">
      <style:text-properties officeooo:rsid="006a5eb9"/>
    </style:style>
    <style:style style:name="T35" style:family="text">
      <style:text-properties officeooo:rsid="006bd849"/>
    </style:style>
    <style:style style:name="T36" style:family="text">
      <style:text-properties officeooo:rsid="006ff33b"/>
    </style:style>
    <style:style style:name="T37" style:family="text">
      <style:text-properties officeooo:rsid="0070dd86"/>
    </style:style>
    <style:style style:name="T38" style:family="text">
      <style:text-properties officeooo:rsid="00722fcf"/>
    </style:style>
    <style:style style:name="T39" style:family="text">
      <style:text-properties officeooo:rsid="0075c65d"/>
    </style:style>
    <style:style style:name="T40" style:family="text">
      <style:text-properties officeooo:rsid="0076b968"/>
    </style:style>
    <style:style style:name="T41" style:family="text">
      <style:text-properties officeooo:rsid="007889ee"/>
    </style:style>
    <style:style style:name="T42" style:family="text">
      <style:text-properties officeooo:rsid="00794ce2"/>
    </style:style>
    <style:style style:name="T43" style:family="text">
      <style:text-properties officeooo:rsid="007a5676"/>
    </style:style>
    <style:style style:name="T44" style:family="text">
      <style:text-properties officeooo:rsid="007b0c73"/>
    </style:style>
    <style:style style:name="T45" style:family="text">
      <style:text-properties officeooo:rsid="007c31b0"/>
    </style:style>
    <style:style style:name="T46" style:family="text">
      <style:text-properties officeooo:rsid="007cec99"/>
    </style:style>
    <style:style style:name="T47" style:family="text">
      <style:text-properties officeooo:rsid="007df108"/>
    </style:style>
    <style:style style:name="T48" style:family="text">
      <style:text-properties officeooo:rsid="007f1244"/>
    </style:style>
    <style:style style:name="T49" style:family="text">
      <style:text-properties officeooo:rsid="00804161"/>
    </style:style>
    <style:style style:name="T50" style:family="text">
      <style:text-properties officeooo:rsid="00809145"/>
    </style:style>
    <style:style style:name="T51" style:family="text">
      <style:text-properties officeooo:rsid="0084ac1f"/>
    </style:style>
    <style:style style:name="T52" style:family="text">
      <style:text-properties officeooo:rsid="008572f8"/>
    </style:style>
    <style:style style:name="T53" style:family="text">
      <style:text-properties officeooo:rsid="00858797"/>
    </style:style>
    <style:style style:name="T54" style:family="text">
      <style:text-properties officeooo:rsid="0089c1b4"/>
    </style:style>
    <style:style style:name="T55" style:family="text">
      <style:text-properties officeooo:rsid="008baa08"/>
    </style:style>
    <style:style style:name="T56" style:family="text">
      <style:text-properties officeooo:rsid="008d929e"/>
    </style:style>
    <style:style style:name="T57" style:family="text">
      <style:text-properties officeooo:rsid="00913905"/>
    </style:style>
    <style:style style:name="T58" style:family="text">
      <style:text-properties officeooo:rsid="0093089a"/>
    </style:style>
    <style:style style:name="T59" style:family="text">
      <style:text-properties officeooo:rsid="00944fcb"/>
    </style:style>
    <style:style style:name="T60" style:family="text">
      <style:text-properties officeooo:rsid="00946243"/>
    </style:style>
    <style:style style:name="T61" style:family="text">
      <style:text-properties officeooo:rsid="00957e4a"/>
    </style:style>
    <style:style style:name="T62" style:family="text">
      <style:text-properties officeooo:rsid="00963ec1"/>
    </style:style>
    <style:style style:name="T63" style:family="text">
      <style:text-properties officeooo:rsid="0098aad3"/>
    </style:style>
    <style:style style:name="T64" style:family="text">
      <style:text-properties officeooo:rsid="009a64f7"/>
    </style:style>
    <style:style style:name="T65" style:family="text">
      <style:text-properties officeooo:rsid="009c52be"/>
    </style:style>
    <style:style style:name="T66" style:family="text">
      <style:text-properties officeooo:rsid="009c6041"/>
    </style:style>
    <style:style style:name="T67" style:family="text">
      <style:text-properties officeooo:rsid="009e15b0"/>
    </style:style>
    <style:style style:name="T68" style:family="text">
      <style:text-properties fo:color="#800000" loext:opacity="100%" style:font-name="Hack" fo:font-size="9pt" fo:background-color="#ffffff" loext:char-shading-value="0" style:font-size-asian="9pt"/>
    </style:style>
    <style:style style:name="T69" style:family="text">
      <style:text-properties officeooo:rsid="00a0130f"/>
    </style:style>
    <style:style style:name="T70" style:family="text">
      <style:text-properties officeooo:rsid="00a1c8fa"/>
    </style:style>
    <style:style style:name="T71" style:family="text">
      <style:text-properties officeooo:rsid="00a3f691"/>
    </style:style>
    <style:style style:name="T72" style:family="text">
      <style:text-properties fo:color="#000000" loext:opacity="100%" style:font-name="Hack" fo:font-size="9pt" fo:background-color="#ffffff" loext:char-shading-value="0" style:font-size-asian="9pt"/>
    </style:style>
    <style:style style:name="T73" style:family="text">
      <style:text-properties officeooo:rsid="00a734bc"/>
    </style:style>
    <style:style style:name="T74" style:family="text">
      <style:text-properties officeooo:rsid="00aa48a5"/>
    </style:style>
    <style:style style:name="T75" style:family="text">
      <style:text-properties officeooo:rsid="00ac44a8"/>
    </style:style>
    <style:style style:name="T76" style:family="text">
      <style:text-properties officeooo:rsid="00acbc61"/>
    </style:style>
    <style:style style:name="T77" style:family="text">
      <style:text-properties officeooo:rsid="00af7ba5"/>
    </style:style>
    <style:style style:name="T78" style:family="text">
      <style:text-properties officeooo:rsid="00b13890"/>
    </style:style>
    <style:style style:name="T79" style:family="text">
      <style:text-properties officeooo:rsid="00b16338"/>
    </style:style>
    <style:style style:name="T80" style:family="text">
      <style:text-properties officeooo:rsid="00b2ae8f"/>
    </style:style>
    <style:style style:name="T81" style:family="text">
      <style:text-properties officeooo:rsid="00b4a976"/>
    </style:style>
    <style:style style:name="T82" style:family="text">
      <style:text-properties fo:color="#0000ff" loext:opacity="100%" style:font-name="Hack" fo:font-size="9pt" fo:background-color="#ffffff" loext:char-shading-value="0" style:font-size-asian="9pt"/>
    </style:style>
    <style:style style:name="T83" style:family="text">
      <style:text-properties fo:color="#ff0000" loext:opacity="100%" style:font-name="Hack" fo:font-size="9pt" fo:background-color="#ffffff" loext:char-shading-value="0" style:font-size-asian="9pt"/>
    </style:style>
    <style:style style:name="T84" style:family="text">
      <style:text-properties officeooo:rsid="00b7c7d3"/>
    </style:style>
    <style:style style:name="T85" style:family="text">
      <style:text-properties officeooo:rsid="00b8d4d9"/>
    </style:style>
    <style:style style:name="T86" style:family="text">
      <style:text-properties officeooo:rsid="00bad666"/>
    </style:style>
    <style:style style:name="T87" style:family="text">
      <style:text-properties style:font-name="Courier New"/>
    </style:style>
    <style:style style:name="T88" style:family="text">
      <style:text-properties officeooo:rsid="00bcf8a3"/>
    </style:style>
    <style:style style:name="T89" style:family="text">
      <style:text-properties officeooo:rsid="00bda337"/>
    </style:style>
    <style:style style:name="T90" style:family="text">
      <style:text-properties officeooo:rsid="00bf7e37"/>
    </style:style>
    <style:style style:name="T91" style:family="text">
      <style:text-properties officeooo:rsid="00c0b5c1"/>
    </style:style>
    <style:style style:name="T92" style:family="text">
      <style:text-properties officeooo:rsid="00c1c33a"/>
    </style:style>
    <style:style style:name="T93" style:family="text">
      <style:text-properties officeooo:rsid="00c41cae"/>
    </style:style>
    <style:style style:name="T94" style:family="text">
      <style:text-properties officeooo:rsid="00c4e0a1"/>
    </style:style>
    <style:style style:name="T95" style:family="text">
      <style:text-properties officeooo:rsid="00c98f07"/>
    </style:style>
    <style:style style:name="T96" style:family="text">
      <style:text-properties officeooo:rsid="00cb4215"/>
    </style:style>
    <style:style style:name="T97" style:family="text">
      <style:text-properties officeooo:rsid="00cdd526"/>
    </style:style>
    <style:style style:name="T98" style:family="text">
      <style:text-properties officeooo:rsid="00ced02a"/>
    </style:style>
    <style:style style:name="T99" style:family="text">
      <style:text-properties officeooo:rsid="00d0942d"/>
    </style:style>
    <style:style style:name="T100" style:family="text">
      <style:text-properties officeooo:rsid="00d440ac"/>
    </style:style>
    <style:style style:name="T101" style:family="text">
      <style:text-properties officeooo:rsid="00d55169"/>
    </style:style>
    <style:style style:name="T102" style:family="text">
      <style:text-properties officeooo:rsid="00d6bcbe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9035in" fo:min-width="1.886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1.172in" fo:min-width="0.9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2in" fo:min-width="0.32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cc00" draw:textarea-horizontal-align="justify" draw:textarea-vertical-align="middle" draw:auto-grow-height="false" fo:min-height="0.2929in" fo:min-width="0.395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9900" draw:textarea-horizontal-align="justify" draw:textarea-vertical-align="middle" draw:auto-grow-height="false" fo:min-height="0.1992in" fo:min-width="0.325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solid" svg:stroke-width="0in" svg:stroke-color="#000000" draw:marker-start="Arrow" draw:marker-start-width="0.1181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 Examples Notes</text:p>
      <text:p text:style-name="Subtitle">by Stephen P. Lepisto</text:p>
      <text:p text:style-name="Subtitle">Started: Feb. <text:span text:style-name="T10">17</text:span>, 2023</text:p>
      <text:p text:style-name="Subtitle">Initial C# code written: May 16 – June 10, 2015</text:p>
      <text:p text:style-name="P5"/>
      <text:h text:style-name="P65" text:outline-level="1" text:is-list-header="true">Feb 23, 2023</text:h>
      <text:p text:style-name="P79">I need to flesh out the description of each pattern to describe and, if possible, to show the specific example.</text:p>
      <text:p text:style-name="P79">After some research, <text:span text:style-name="T93">found that </text:span>I can use the doxygen @snippet command to pull in fragments of code surrounded by <text:span text:style-name="T87">//! [Identifier string]</text:span> <text:span text:style-name="T88">(note that the //! could also be ///). <text:s/>I need</text:span><text:span text:style-name="T93">ed</text:span><text:span text:style-name="T88"> to modify the EXAMPLE_PATH variable in Doxyfile to point to the source directory (I used "../" so that I can refer to the snippet file as cplusplus/program.cpp or csharp/program.cs).</text:span></text:p>
      <text:p text:style-name="P84">Example snippet <text:span text:style-name="T94">(used in adapter.md):</text:span></text:p>
      <text:p text:style-name="Code">@snippet cplusplus/program.cpp Using Adapter in C++</text:p>
      <text:p text:style-name="P84">In program.cpp, I added the following to before and after <text:span text:style-name="T94">Adapter_Exercise() function to identify the snippet:</text:span></text:p>
      <text:p text:style-name="Code">//! [Using Adapter in C++]</text:p>
      <text:p text:style-name="P59">void Adapter_Exercise()</text:p>
      <text:p text:style-name="P59">{</text:p>
      <text:p text:style-name="P59">...</text:p>
      <text:p text:style-name="P59">}</text:p>
      <text:p text:style-name="P59">//! [Using Adapter in C++]</text:p>
      <text:p text:style-name="P80"/>
      <text:p text:style-name="P80">Ran into some difficulty in the layout. <text:s/>With my styles, the width of the content is too narrow for larger graphs and the graphs get cut off. <text:s/>Also, a scroll bar appears on the immediate right of the content, ignoring the browser's normal scroll bar. <text:s/><text:span text:style-name="T89">This appears to be caused by th</text:span><text:span text:style-name="T90">e style associated with the doc-content entity ID. <text:s/>Firefox Inspector shows the following in the adapter_pattern.html:</text:span></text:p>
      <text:p text:style-name="Code">&lt;div id="doc-content" style="margin-left: 256px; height: 868px;"&gt;</text:p>
      <text:p text:style-name="P81">However, in the actual page, the tag is just <text:span text:style-name="T87">&lt;div id="doc-content"&gt;</text:span>. <text:s/><text:span text:style-name="T91">However, I can't seem to determine how to fix the problem. <text:s/>I don't know where the 256px is coming from.</text:span></text:p>
      <text:p text:style-name="P82">I modified the &lt;body&gt; style in explain.css to set max-width = 1500, which allows at least one of the graphs to fully show. <text:s/><text:span text:style-name="T92">I'm going to leave this alone for now.</text:span></text:p>
      <text:p text:style-name="P83"><text:soft-page-break/>I wanted to put in a link to the source file declaring the DataReaderWriter class but I can't find a way to do that in doxygen. <text:s/><text:span text:style-name="T93">Oh well, just live with linking to the descriptions.</text:span></text:p>
      <text:p text:style-name="P84">After finishing adapter.md, did the same to bridge.md, with code snippets as well.</text:p>
      <text:p text:style-name="P85">Worked on converting the Composite pattern. <text:s/>Since the IFileDirEntry interface makes use of DateTime, I thought it would be simpler and added DateTime helper class and modified Bridge_LoggerHelpers to make use of it.</text:p>
      <text:p text:style-name="P86">I ran into a problem, a slicing problem. <text:s/>In the _FindEntry() static method, I need to return the found entry. <text:s/>The found entry is expressed as the base class FileDirEntry. <text:s/>However, the children are expressed as IFileDirEntry objects, so I can't simply assign a found child to the return value. <text:s/><text:span text:style-name="T95">I think I need a dynamic_cast&lt;&gt;. <text:s/></text:span><text:span text:style-name="T96">Trying the following:</text:span></text:p>
      <text:p text:style-name="Code">root = dynamic_cast&lt;FileDirEntry&amp;&gt;(child);</text:p>
      <text:p text:style-name="P87">Problem goes a bit deeper than that. <text:s/>A std::vector&lt;IFileDirEntry&gt; is expected to hold instances of the IFileDirEntry class but because the class is virtual, the std::vector declaration is wrong. <text:s/>To use an interface, you have to either use a pointer or a reference. <text:s/><text:span text:style-name="T97">So I either need to get rid of IFileDirEntry or redo the vector to be std::vector&lt;std::unique_ptr&lt;IFileDirEntry&gt;&gt;.</text:span></text:p>
      <text:p text:style-name="P87"><text:span text:style-name="T98">Modified IFileDirEntry to make children std::vector&lt;std::shared_ptr&lt;IfileDirEntry&gt;&gt;. <text:s/>I added a typedef to make this easier to type:</text:span></text:p>
      <text:p text:style-name="Code">typedef std::vector&lt;std::shared_ptr&lt;IFileDirEntry&gt;&gt; I<text:span text:style-name="T99">F</text:span>ileDirEntryList;</text:p>
      <text:p text:style-name="P88">And I eventually got it all to work! <text:s/><text:span text:style-name="T100">Committed my changes.</text:span></text:p>
      <text:p text:style-name="P89">Next is to work on the composite.md write up. <text:s/><text:span text:style-name="T101">Done. <text:s/>Working on the diagram. <text:s/>Done. <text:s/>Sort of. <text:s/>I realized that the IFileDirEntry is unnecessary as the client can interact with the FileDirEntry directly. <text:s/>So I revisited the Design Pattern book and found they use the base class directly. (And I realized this is an example of the Liskov Substitution Principle). <text:s/>Removing the interface would </text:span><text:span text:style-name="T102">at least </text:span><text:span text:style-name="T101">simplify things </text:span><text:span text:style-name="T102">a little by removing an unnecessary distraction.</text:span></text:p>
      <text:p text:style-name="P90">Removed the IFileDirEntry interface from both C++ and C#.</text:p>
      <text:h text:style-name="P60" text:outline-level="1" text:is-list-header="true">Feb 22, 2023</text:h>
      <text:p text:style-name="P33">In the C++ version of the Adapter class, remove the class factory for creating the main DataReaderWriterImpl class and replace it with a functional DataReaderWriter class declared in a header file and defined in the DataReaderWriter.cpp file. <text:s/><text:span text:style-name="T39">This will make the C++ example closer to the C# example and will remove the obscuring IDataReaderWriter interface, which does not contribute to the example.</text:span></text:p>
      <text:p text:style-name="P34"><text:span text:style-name="T40">I already did the </text:span>same thing for the Bridge class, <text:span text:style-name="T40">so no changes needed there</text:span>.</text:p>
      <text:p text:style-name="P38">Updated testpage.html and testhighlight.html with the latest version of the Adapter example.</text:p>
      <text:p text:style-name="P39"><text:span text:style-name="T42">Modified the C++ code to use the</text:span> std::format() function from C++20. <text:s/>Requires building in C++20. <text:s/>The formatting is based on Python's formatting. <text:s/>I explored this in the C:\work\vs2022\<text:soft-page-break/>teststandardformat project. <text:s/>The std::format() <text:span text:style-name="T42">function </text:span>basically replaces the use of std::ostringstream, providing a more concise approach to formatting complex strings. <text:s/>This is the same as C#'s String.Format() and Python's string.format() methods.</text:p>
      <text:p text:style-name="P39">In order to make sure the code is built correctly with C++20, I added the following to the top of the files that are using the &lt;format&gt; module:</text:p>
      <text:p text:style-name="Code">// This test requires /Zc:__cplusplus to be specified on the build command line.</text:p>
      <text:p text:style-name="Code">#if !defined(__cplusplus) || __cplusplus &lt; 202002L</text:p>
      <text:p text:style-name="Code">#error Requires C++ 20 or later to compile!</text:p>
      <text:p text:style-name="Code">#endif</text:p>
      <text:p text:style-name="Code">#include &lt;format&gt; // Requires C++20</text:p>
      <text:p text:style-name="P40">As the comment says, the build command line needs to add /Zc:__cplusplus to get the __cplusplus macro to be defined. <text:s/><text:span text:style-name="T41">This works like a charm and now the C++ code is even closer to the C# code.</text:span></text:p>
      <text:p text:style-name="P41">I've been doing some thinking about how to build the entire Design Pattern Examples web site. <text:s/>I'm going to have at least 23 chapters, with each chapter dedicated to one pattern. <text:s/>There needs to be an explanation, a diagram, and some amount of example code. <text:s/>I haven't decided whether I want to include all code or just the minimum to understand the declaration and usage. <text:s/>Since I'm planning on putting all of this on GitHub, I can always refer the reader to the GitHub repository for more details.</text:p>
      <text:p text:style-name="P42">So I don't want to hand-copy snippets of code. <text:s/><text:span text:style-name="T44">Also, I'm not sure I want to require highlight.js due to is size. <text:s/>That means producing static HTML pages with the desired code content. <text:s/>And</text:span> <text:span text:style-name="T43">I would much prefer this </text:span><text:span text:style-name="T44">to be</text:span><text:span text:style-name="T43"> (almost) completely automated. <text:s/></text:span><text:span text:style-name="T45">Doxygen comes to mind for creating a reference manual of code, which includes all the cross-indexed code nicely syntax-highlighted. <text:s/></text:span><text:span text:style-name="T46">The only problem I've had with doxygen in the past is I cannot control the layout is tightly as I would like. <text:s/>The current format I've developed is quite nice and easy to read.</text:span></text:p>
      <text:p text:style-name="P43"><text:span text:style-name="T48">Installed</text:span> the latest version of doxygen (v1.9.6<text:span text:style-name="T47">) as I have v1.8.19 from 2019. <text:s text:c="2"/></text:span><text:span text:style-name="T48">Installed the latest version of Graphviz (v7.10) as I have v2.19 from 2014.</text:span></text:p>
      <text:p text:style-name="P44">Created a makefile project in DesignPatternExamples called CreateDocs and added a new Doxy<text:span text:style-name="T49">f</text:span>ile to that project (doxygen -g DoxyFile). <text:s/><text:span text:style-name="T49">Went through the Doxyfile setting settings.</text:span> <text:s/>Modeled the Makefile build commands after what I had done for DAL IPC API's project for creating documents. <text:s/>Built the project.</text:p>
      <text:p text:style-name="P44">Doxygen does not understand nested namespaces, so DesignPatternExamples::ConsoleLogger::CreateLogger() was treated the same as DesignPatternExamples::FileLogger::CreateLogger(). <text:s/>Fixed this by replacing the nested namespace with a class containing a static function.</text:p>
      <text:p text:style-name="P44">Doxygen does not distinguish between C# namespaces and C++ namespaces. <text:s/>So renamed the C++ namespace, DesignPatternExamples, to be DesignPatternExamples_cpp.</text:p>
      <text:p text:style-name="P45">The resulting documentation, while plain, does seem to work more or less as I would like. <text:s/>Definitely need to spend some time with the explanation stuff. <text:s/><text:span text:style-name="T50">I can put the markdown files in the Docs directory.</text:span></text:p>
      <text:p text:style-name="P46">In C#, renamed DesignPatternExamples namespace to be DesignPatternExamples_csharp. <text:s/>Makes it easier to distinguish the different language in doxygen-generated files.</text:p>
      <text:p text:style-name="P47"><text:soft-page-break/>Added mainpage.md and adapter.md to see how those work.</text:p>
      <text:p text:style-name="P48">Cross references to other sections:</text:p>
      <text:list text:style-name="L1">
        <text:list-item>
          <text:p text:style-name="P67">For markdown, use [<text:span text:style-name="T51">link </text:span>text](URL), where text is what the link will be connected to and URL is the relative or absolute URL to the page to link to. <text:s/>For exampl<text:span text:style-name="T51">e</text:span>, [Adapter Pattern](adapter_pattern.html).</text:p>
          <text:list>
            <text:list-item>
              <text:p text:style-name="P68">The disadvantage of markdown is the page name must be explicitly used and the link text must be explicitly given.</text:p>
            </text:list-item>
            <text:list-item>
              <text:p text:style-name="P69">Also, since doxygen doesn't interpret markdown links, the class of the link is not affected. <text:s/>If putting the links in a list, for example, the doxygen would normally add class="el" to the link but not with the markdown links.</text:p>
            </text:list-item>
          </text:list>
        </text:list-item>
        <text:list-item>
          <text:p text:style-name="P67">For doxygen, use the @ref to link to sections, pages, etc. <text:s/>@ref <text:span text:style-name="T51">section_name "link text". <text:s/>If the link text is not specified, the link text is taken from the title of the targeted section or page. <text:s/></text:span><text:span text:style-name="T52">For example, @ref adapter_pattern.</text:span></text:p>
        </text:list-item>
        <text:list-item>
          <text:p text:style-name="P66">For doxygen, the @link/@endlink can also work to pages, but it is intended for <text:span text:style-name="T52">file, class, and members. <text:s/>However, it will work with any named entity including sections and pages. <text:s/>@link section_name link </text:span><text:span text:style-name="T53">text @endlink</text:span><text:span text:style-name="T52">. <text:s/>For example, @link adapter_pattern Adapter Pattern @endlink.</text:span></text:p>
        </text:list-item>
      </text:list>
      <text:p text:style-name="P49">Images in markdown:</text:p>
      <text:list text:style-name="L2">
        <text:list-item>
          <text:p text:style-name="P70">Markdown is ![alt text](URL "<text:span text:style-name="T55">title</text:span>"). <text:s/><text:span text:style-name="T54">The markdown editor in VS2022 can show the image in the preview </text:span><text:span text:style-name="T55">with the title (when hovering over the image with the mouse).</text:span></text:p>
          <text:list>
            <text:list-item>
              <text:p text:style-name="P71">Doxygen does not interpret this <text:span text:style-name="T56">the same way</text:span>. <text:s/>Doxygen ignores the alt text and converts the title into a caption under the image.</text:p>
            </text:list-item>
            <text:list-item>
              <text:p text:style-name="P72">The image is treated as inline but also has an anchor created for it that appears right before the image. <text:s/><text:span text:style-name="T63">The image gets the class "inline" </text:span><text:span text:style-name="T66">but only if it is immediately preceded by and/or followed by text. <text:s/>Without the surrounding text, the image gets no class. <text:s/>Also, when inline, the image title is added to the &lt;img&gt; tag instead of creating a caption under the image.</text:span></text:p>
            </text:list-item>
            <text:list-item>
              <text:p text:style-name="P73">The "image" class centers the image.</text:p>
            </text:list-item>
          </text:list>
        </text:list-item>
        <text:list-item>
          <text:p text:style-name="P74">Doxygen is @img [{&lt;option&gt;, &lt;option&gt;}] &lt;format&gt; &lt;file&gt; <text:s/>["&lt;caption&gt;"] <text:span text:style-name="T57">[&lt;sizeindication&gt;=&lt;size&gt;]. <text:s/>Where &lt;format&gt; is "html", "latex", "rtf", "docbook", "xml". <text:s/>&lt;file&gt; is the name of the image file. <text:s/>&lt;</text:span><text:span text:style-name="T58">caption&gt; is displayed below the image in a single line. &lt;sizeindication&gt; is either "width" or "height" (or both separated by a space) followed by the size, which consists of HTML size values: 1em, 1px, 1in, 1cm, etc. <text:s/>&lt;</text:span><text:span text:style-name="T59">option&gt; is one of "anchor" or "inline". <text:s/></text:span><text:span text:style-name="T60">If "inline" is used in HTML, the caption is converted to the title of the image. </text:span><text:span text:style-name="T61">"anchor" ("anchor:anchor_id") puts an HTML anchor before the image. <text:s/></text:span><text:span text:style-name="T62">"inline" treats the image like a character and can thus be embedded in a sentence </text:span><text:span text:style-name="T63">(the image gets the class "inline")</text:span><text:span text:style-name="T62">. <text:s/>"anchor" wraps the image in its own &lt;div&gt; tag and therefore ends up in its own </text:span><text:soft-page-break/><text:span text:style-name="T62">paragraph </text:span><text:span text:style-name="T64">(the image gets no class but it and the caption &lt;div&gt; that follows are wrapped in a &lt;div&gt; with the class "</text:span><text:span text:style-name="T65">image</text:span><text:span text:style-name="T64">").</text:span></text:p>
        </text:list-item>
        <text:list-item>
          <text:p text:style-name="P75">Can also use a raw &lt;img&gt; tag, to provide ultimate control. <text:s/><text:span text:style-name="T67">For example:</text:span></text:p>
        </text:list-item>
      </text:list>
      <text:p text:style-name="P35">&lt;img class="explanation_image" src="adapter_diagram.png" title="Class view of the Adapter Pattern" alt="Class view of the Adapter Pattern"&gt;</text:p>
      <text:p text:style-name="P50">This actually puts the image to the right of the first paragraph because that class has "float:right" as a style. <text:s/>However, the text is not justified. <text:s/><text:span text:style-name="T69">If I put &lt;div class="explanation"&gt; before the image and &lt;/div&gt; after the last paragraph, Doxygen duplicates the &lt;div&gt; tag on each paragraph. <text:s text:c="2"/></text:span><text:span text:style-name="T70">Even if I put &lt;p&gt;&lt;/p&gt; tags around each paragraph, Doxygen removes those in favor of the &lt;div&gt; tag.</text:span></text:p>
      <text:p text:style-name="P51">Modifiy explain.css to define the "textblock" class as the same as the "explain" class:</text:p>
      <text:p text:style-name="Code">div.explain, .textblock { }</text:p>
      <text:p text:style-name="P51">The comma is what allows adding additional names to the same definition. <text:s/><text:span text:style-name="T71">Making this change allows the main text to be justified. <text:s/>Since I switched back to using the doxygen @image tag, I have to live with the image appearing before the text.</text:span></text:p>
      <text:p text:style-name="P52">Interesting. <text:s/>I can make an .html be treated like a .md file, allowing <text:span text:style-name="T75">me </text:span>to embed <text:span text:style-name="T76">Doxygen and Markdown tags in </text:span>HTML. <text:s/>In Doxyfile, modify EXTENSION_MAPPING to this:</text:p>
      <text:p text:style-name="Code">EXTENSION_MAPPING <text:s text:c="5"/>= html=md</text:p>
      <text:p text:style-name="P53">Then add *.html to the end of the FILE_PATTERNS list.</text:p>
      <text:p text:style-name="P53">Then in the .html file, add the following to the top:</text:p>
      <text:p text:style-name="Code">@page page_id Page Title</text:p>
      <text:p text:style-name="P53">After that, add the &lt;div&gt; tags for the explanation and image. <text:s/>At the end, add <text:span text:style-name="T73">markdown for the</text:span> See Also links and Doxygen @ref for the links. <text:s/><text:span text:style-name="T73">For example:</text:span></text:p>
      <text:p text:style-name="Code">### See Also</text:p>
      <text:p text:style-name="Code">- @ref mainpage "Main Page"</text:p>
      <text:p text:style-name="P54">This works because the Markdown processor being used supports HTML in Markdown. <text:s/><text:span text:style-name="T74">I just think it's a little less confusing seeing mostly HTML in a Markdown file. <text:s/></text:span><text:span text:style-name="T79">I also don't need the surrounding &lt;div class="explanation"&gt; since the code in the file is embedded in &lt;div class="textblock"&gt; and I have defined class "textblock" to be the same as the class "explanation" style.</text:span></text:p>
      <text:p text:style-name="P55">The advantage of this approach is I can more directly control the layout while still getting linking benefit from Doxygen. <text:s/><text:span text:style-name="T77">Doxygen doesn't really care about the contents, only that they can be formatted </text:span><text:span text:style-name="T78">in certain ways. <text:s/></text:span><text:span text:style-name="T80">The disadvantage is I have embedded HTML that might screw up if doxygen's styles are ever changed, or the page layout is changed. <text:s/>I think it will be okay since it is self-contained and it uses my own styles. <text:s/></text:span><text:span text:style-name="T81">Here is my example:</text:span></text:p>
      <text:p text:style-name="Code">@page adapter2_pattern Adapter2 Pattern</text:p>
      <text:p text:style-name="Code"/>
      <text:p text:style-name="Code"><text:soft-page-break/><text:span text:style-name="T82">&lt;</text:span><text:span text:style-name="T68">div</text:span><text:span text:style-name="T72"> </text:span><text:span text:style-name="T83">class</text:span><text:span text:style-name="T82">="explanation_text"&gt;</text:span></text:p>
      <text:p text:style-name="Code"><text:span text:style-name="T72"><text:s text:c="4"/></text:span><text:span text:style-name="T82">&lt;</text:span><text:span text:style-name="T68">img</text:span><text:span text:style-name="T72"> </text:span><text:span text:style-name="T83">class</text:span><text:span text:style-name="T82">="explanation_image"</text:span><text:span text:style-name="T72"> </text:span><text:span text:style-name="T83">src</text:span><text:span text:style-name="T82">="adapter_diagram.png"</text:span><text:span text:style-name="T72"> </text:span><text:span text:style-name="T82">/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The Adapter pattern is a wrapper class around an external component.</text:p>
      <text:p text:style-name="Code"><text:s text:c="8"/>The wrapper class adapts the external component to match how the rest of</text:p>
      <text:p text:style-name="Code"><text:s text:c="8"/>the program behaves so the program doesn't know it is dealing with an</text:p>
      <text:p text:style-name="Code"><text:s text:c="8"/>external component. <text:s/>The wrapper class is responsible for initializing</text:p>
      <text:p text:style-name="Code"><text:s text:c="8"/>and disposing of the external component, as well as adapting procedure</text:p>
      <text:p text:style-name="Code"><text:s text:c="8"/>calls, arguments, and error handling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72"><text:s text:c="4"/></text:span><text:span text:style-name="T82">&lt;</text:span><text:span text:style-name="T68">p</text:span><text:span text:style-name="T82">&gt;</text:span></text:p>
      <text:p text:style-name="Code"><text:s text:c="8"/>A function can also act as an adapter, where the function adapts the</text:p>
      <text:p text:style-name="Code"><text:s text:c="8"/>calling conventions of the external component to the conventions of the</text:p>
      <text:p text:style-name="Code"><text:s text:c="8"/>program. <text:s/>One common use of adapter functions is to hide differences in</text:p>
      <text:p text:style-name="Code"><text:s text:c="8"/>external libraries that arise from different implementations, such as</text:p>
      <text:p text:style-name="Code"><text:s text:c="8"/>the C library as it appears on different operating systems.</text:p>
      <text:p text:style-name="Code"><text:span text:style-name="T72"><text:s text:c="4"/></text:span><text:span text:style-name="T82">&lt;/</text:span><text:span text:style-name="T68">p</text:span><text:span text:style-name="T82">&gt;</text:span></text:p>
      <text:p text:style-name="Code"><text:span text:style-name="T82">&lt;/</text:span><text:span text:style-name="T68">div</text:span><text:span text:style-name="T82">&gt;</text:span></text:p>
      <text:p text:style-name="Code"/>
      <text:p text:style-name="Code">### See Also</text:p>
      <text:p text:style-name="Code">- @ref mainpage "Main Page"</text:p>
      <text:p text:style-name="P37">However, Doxygen (or the markdown processor) insists on replacing &lt;p&gt; with &lt;div class="explanation_text"&gt;. <text:s/><text:span text:style-name="T84">which prevents a blank line from appearing between the paragraphs.</text:span></text:p>
      <text:p text:style-name="P36"/>
      <text:p text:style-name="P56">Nope, I'm going back to markdown only and live with the image at the top of the expl<text:span text:style-name="T85">a</text:span>nation.</text:p>
      <text:p text:style-name="P56"/>
      <text:p text:style-name="P57">Note: At the moment, the html folder containing the output of doxygen is 8.32 megabytes in size.</text:p>
      <text:p text:style-name="P58">Added bridge.md as the <text:span text:style-name="T86">discussion</text:span> of the bridge pattern.</text:p>
      <text:h text:style-name="P61" text:outline-level="1" text:is-list-header="true">Feb 21, 2023</text:h>
      <text:p text:style-name="P15">If I put the source for Design Pattern Examples on GitHub.com, then interested parties can go browse the full source there. <text:s/>Then I can focus on just showing the key parts of the implementation on my site. <text:s/><text:span text:style-name="T9">That means boiling down my example code to the bare minimum needed to convey the pattern.</text:span></text:p>
      <text:p text:style-name="P16">So what would that look like? <text:s/>I'm sure a diagram, possibly UML, would be in order for each example. <text:s/>I already have some focus in the descriptions for each example.</text:p>
      <text:p text:style-name="P17">For example:</text:p>
      <text:p text:style-name="P18"><text:span text:style-name="T12">T</text:span>he Adapter pattern is <text:span text:style-name="T11">a wrapper class around an</text:span> external component. <text:s/><text:span text:style-name="T11">The wrapper class adapts the external component to match how the rest of the program behaves </text:span><text:span text:style-name="T14">so the program doesn't know it is dealing with an external component</text:span><text:span text:style-name="T11">. <text:s/></text:span><text:span text:style-name="T13">The wrapper class is responsible for initializing and disposing of the external component, </text:span><text:span text:style-name="T14">as well as adapting procedure calls, arguments, and error handling.</text:span></text:p>
      <text:p text:style-name="P19"><text:span text:style-name="T15">A</text:span> function can act as an adapter, where the function adapts <text:span text:style-name="T15">the calling convention</text:span><text:span text:style-name="T17">s</text:span><text:span text:style-name="T15"> of the external component to </text:span><text:span text:style-name="T17">the conventions of </text:span><text:span text:style-name="T15">the program. <text:s/></text:span><text:span text:style-name="T16">One common use of adapter functions is to hide differences in external libraries that arise from different implementations, such as the C library </text:span><text:span text:style-name="T17">as it appears on different operating systems.</text:span></text:p>
      <text:p text:style-name="P17"><text:soft-page-break/><draw:g text:anchor-type="as-char" draw:z-index="0" draw:name="Group object 1" draw:style-name="gr1"><draw:custom-shape draw:name="Shape 1" draw:style-name="gr2" draw:text-style-name="P92" svg:width="2.3004in" svg:height="2.2189in" svg:x="0in" svg:y="0in"><text:p text:style-name="P91"><text:span text:style-name="T103">Progra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2" draw:style-name="gr3" draw:text-style-name="P93" xml:id="id2" draw:id="id2" svg:width="1.1098in" svg:height="1.2713in" svg:x="3.7in" svg:y="0.4264in"><text:p text:style-name="P91"><text:span text:style-name="T103">External</text:span></text:p><text:p text:style-name="P91"><text:span text:style-name="T103">component</text:span></text:p><draw:enhanced-geometry svg:viewBox="0 0 21600 21600" draw:type="rectangle" draw:enhanced-path="M 0 0 L 21600 0 21600 21600 0 21600 0 0 Z N"/></draw:custom-shape><draw:custom-shape draw:name="Shape 11" draw:style-name="gr4" draw:text-style-name="P95" svg:width="0.5543in" svg:height="0.3307in" svg:x="0.3457in" svg:y="0.1634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5" draw:text-style-name="P95" svg:width="0.5539in" svg:height="0.3307in" svg:x="1.4in" svg:y="0.1437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3" draw:style-name="gr6" draw:text-style-name="P97" xml:id="id1" draw:id="id1" svg:width="0.635in" svg:height="0.4335in" svg:x="1.4252in" svg:y="0.8437in"><text:p text:style-name="P96"><text:span text:style-name="T105">Adapter</text:span></text:p><text:p text:style-name="P96"><text:span text:style-name="T105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4" draw:text-style-name="P95" svg:width="0.5543in" svg:height="0.3307in" svg:x="1.3709in" svg:y="1.4882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5" draw:style-name="gr4" draw:text-style-name="P95" svg:width="0.5543in" svg:height="0.3307in" svg:x="0.6209in" svg:y="1.7437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5" draw:text-style-name="P95" svg:width="0.5539in" svg:height="0.3307in" svg:x="0.7in" svg:y="1.3382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7" draw:style-name="gr7" draw:text-style-name="P95" svg:width="0.5543in" svg:height="0.3303in" svg:x="0.7957in" svg:y="0.5189in"><text:p text:style-name="P94"><text:span text:style-name="T104">clas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onnector draw:style-name="gr8" draw:text-style-name="P98" draw:type="line" svg:x1="2.0598in" svg:y1="1.0602in" svg:x2="3.7in" svg:y2="1.0614in" draw:start-shape="id1" draw:start-glue-point="1" draw:end-shape="id2" draw:end-glue-point="3" svg:d="M5232-126l4166 3" svg:viewBox="0 0 4168 5"><text:p/></draw:connector></draw:g></text:p>
      <text:p text:style-name="P20">Modified Bridge_LoggerHelpers.cpp to split out the clumsy code for handling localtime() function into a helper function, Helpers::makelocaltime(). <text:s/>This way, I am letting the Helpers namespace hold all the functions that hide the differences between C/C++ library implementations. <text:s/>This way, the makelocaltime() becomes an example of an adapter function.</text:p>
      <text:p text:style-name="P21">Converted the above image to a bitmap (in LibreOffice Draw, select the components, right-click and select Group. <text:s/>Then right-click on the group and select Convert &gt; bitmap. <text:s/>Then right-click on the bitmap and select Save As. <text:s/>Select the format (default is apparently .png) and save the file. <text:s/>Undo the conversion to BitMap to get back to the original group). <text:s/>Spent a bunch of time in testpage.html figuring out how to get the description and the image to sit side-by-side. <text:s/>Trick is to style the &lt;img&gt; tag <text:span text:style-name="T18">with</text:span> float:right and place <text:span text:style-name="T18">the &lt;img&gt; tag</text:span> before the &lt;div&gt; tag that will be on the left.</text:p>
      <text:p text:style-name="P22">Also spent time in testpage.html to make the overall page look a little better with background color. <text:s/>Tweaked the panel tab stylings to look a little more like something that can be selected.</text:p>
      <text:h text:style-name="Heading_20_2" text:outline-level="2" text:is-list-header="true">HTML-based Syntax-Highlighting</text:h>
      <text:p text:style-name="P23">While thinking about how to syntax-highlight code, I found <text:a xlink:type="simple" xlink:href="https://highlightjs.org/" text:style-name="Internet_20_link" text:visited-style-name="Visited_20_Internet_20_Link">highlight.js</text:a>. <text:s/>This is a Javascript library and style sheets that can automatically syntax-highlight any kind of code – and this highlighting occurs in the user's browser. <text:s/>Supports <text:span text:style-name="T23">197</text:span> languages, with the minimal package supporting the 40 most popular languages. <text:s/><text:span text:style-name="T19">This </text:span><text:a xlink:type="simple" xlink:href="https://highlightjs.org/usage/" text:style-name="Internet_20_link" text:visited-style-name="Visited_20_Internet_20_Link"><text:span text:style-name="T19">link</text:span></text:a><text:span text:style-name="T19"> describes how to use highlight.js. <text:s/>This is actively maintained but requires Node.js (</text:span><text:span text:style-name="T20">node</text:span><text:span text:style-name="T19">) to </text:span><text:span text:style-name="T20">be installed in order to build. <text:s/>The recommended approach is to use NPM for package Javascript management. <text:s/>That will bring in any number of dependencies, which I'm not too thrilled at.</text:span></text:p>
      <text:p text:style-name="P27">Here is an example of how to use highlight.js in a web page (where the prism.js code and associated stylesheets are on the same server):</text:p>
      <text:p text:style-name="Code"><text:bookmark text:name="pragma-line-54"/><text:span text:style-name="Source_20_Text">&lt;link href="scripts/highlightjs/styles/github-gist.css" rel="stylesheet" /&gt;</text:span></text:p>
      <text:p text:style-name="Code"><text:span text:style-name="Source_20_Text">&lt;script src="scripts/highlightjs/highlight.pack.js"&gt;&lt;/script&gt;</text:span></text:p>
      <text:p text:style-name="Code"/>
      <text:p text:style-name="Code"><text:span text:style-name="Source_20_Text">&lt;script&gt;</text:span></text:p>
      <text:p text:style-name="Code"><text:span text:style-name="Source_20_Text">function highlightCode() {</text:span></text:p>
      <text:p text:style-name="Code"><text:span text:style-name="Source_20_Text"><text:s text:c="4"/>var pres = document.querySelectorAll("pre&gt;code");</text:span></text:p>
      <text:p text:style-name="Code"><text:span text:style-name="Source_20_Text"><text:s text:c="4"/>for (var i = 0; i &lt; pres.length; i++) {</text:span></text:p>
      <text:p text:style-name="Code"><text:span text:style-name="Source_20_Text"><text:s text:c="8"/>hljs.highlightBlock(pres[i]);</text:span></text:p>
      <text:p text:style-name="Code"><text:span text:style-name="Source_20_Text"><text:s text:c="4"/>}</text:span></text:p>
      <text:p text:style-name="Code"><text:span text:style-name="Source_20_Text">}</text:span></text:p>
      <text:p text:style-name="Code"><text:soft-page-break/><text:span text:style-name="Source_20_Text">highlightCode();</text:span></text:p>
      <text:p text:style-name="Code"><text:span text:style-name="Source_20_Text">&lt;/script&gt;</text:span></text:p>
      <text:p text:style-name="Code"/>
      <text:p text:style-name="Code"><text:span text:style-name="Source_20_Text">&lt;/body&gt;</text:span></text:p>
      <text:p text:style-name="Code"><text:span text:style-name="Source_20_Text">&lt;/html&gt;</text:span></text:p>
      <text:p text:style-name="P25">Found another Javascript-based highlighter called <text:a xlink:type="simple" xlink:href="https://prismjs.com/" text:style-name="Internet_20_link" text:visited-style-name="Visited_20_Internet_20_Link">Prismjs</text:a>. <text:s/>Much like highlight.js and supports <text:span text:style-name="T22">297 programming</text:span> languages. <text:s/>It uses plug-ins for additional functionality. <text:s/>And also requires installation and building to work. <text:s/>It has one interesting requirement: The code needs to be marked with a &lt;code&gt;&lt;/code&gt; block to be highlighted. <text:s/>This block can appear appear in a &lt;pre&gt;&lt;/pre&gt; block <text:span text:style-name="T26">(and generally should, according to HTML5 draft guidelines)</text:span>. <text:s/>The &lt;code&gt; tag specifies the <text:span text:style-name="T24">language highlighting style to use (for example, </text:span><text:span text:style-name="T25">class="language-clike"</text:span><text:span text:style-name="T24">). <text:s/></text:span><text:span text:style-name="T27">Visual Studio does not do thi</text:span><text:span text:style-name="T28">s. <text:s/></text:span><text:span text:style-name="T29">The babel-plugin-prismjs plugin is recommended for wrangling languages and other plugins for prism (</text:span><text:a xlink:type="simple" xlink:href="https://github.com/mAAdhaTTah/babel-plugin-prismjs" text:style-name="Internet_20_link" text:visited-style-name="Visited_20_Internet_20_Link"><text:span text:style-name="T29">https://github.com/mAAdhaTTah/babel-plugin-prismjs</text:span></text:a><text:span text:style-name="T29">). <text:s/>Babel uses a configuration file to specify the languages and plugins to load when initialized. <text:s/></text:span><text:span text:style-name="T30">Prism can be used from the command line to convert files to HTML.</text:span></text:p>
      <text:p text:style-name="P24">Also found <text:a xlink:type="simple" xlink:href="http://hilite.me/" text:style-name="Internet_20_link" text:visited-style-name="Visited_20_Internet_20_Link">http://hilite.me/</text:a>, which is a browser-based syntax highlighter. <text:s/>Paste in the code, select the language and the theme, and click the Highlight button. <text:s/>The resulting HTML can then be copy-and-pasted into a web page. <text:s/><text:span text:style-name="T21">Has the same limitation as my ClipBoardReader in that I have to transfer the code to the tool and manually get the HTML formatting back out.</text:span></text:p>
      <text:p text:style-name="P26"><text:span text:style-name="T35">Found a</text:span><text:span text:style-name="T31">nother web-based </text:span><text:a xlink:type="simple" xlink:href="https://codebeautify.org/code-highlighter" text:style-name="Internet_20_link" text:visited-style-name="Visited_20_Internet_20_Link"><text:span text:style-name="T31">code highlighter</text:span></text:a><text:span text:style-name="T31">, a tool that is part of the </text:span><text:a xlink:type="simple" xlink:href="https://codebeautify.org/" text:style-name="Internet_20_link" text:visited-style-name="Visited_20_Internet_20_Link"><text:span text:style-name="T31">Code Beautify site</text:span></text:a><text:span text:style-name="T31">. <text:s/></text:span><text:span text:style-name="T32">Paste the code, select the theme, and presto. <text:s/>One of the themes is VS, so it highlights as though from Visual Studio.</text:span></text:p>
      <text:p text:style-name="P28">Either I commit to using some<text:span text:style-name="T33">thing</text:span> in the page such as highlight.js or Prism.js or I use Prism.js locally as part of <text:span text:style-name="T34">a</text:span> build process to generate the static HTML pages.</text:p>
      <text:p text:style-name="P29">Used the Highlightjs <text:a xlink:type="simple" xlink:href="https://highlightjs.org/download/" text:style-name="Internet_20_link" text:visited-style-name="Visited_20_Internet_20_Link">download page</text:a> to get a selected number of languages. <text:s/>This downloaded a zip file. <text:s/>I copied it to c:\work\vs2022\DesignPatternExamples\WebPages and extracted it:</text:p>
      <text:p text:style-name="Code">md highlight</text:p>
      <text:p text:style-name="Code">7z x -o highlight highlight.zip</text:p>
      <text:p text:style-name="P29">I then copied testpage.html to testhighlight.html. <text:s/>In testhighlight.html, added the following to the &lt;head&gt; tag (right after the &lt;title&gt; tag):</text:p>
      <text:p text:style-name="Code"><text:s text:c="4"/>&lt;link href="highlight/styles/vs.min.css" rel="stylesheet" /&gt;</text:p>
      <text:p text:style-name="Code"><text:s text:c="4"/>&lt;script src="highlight/highlight.min.js"&gt;&lt;/script&gt;</text:p>
      <text:p text:style-name="P29">I then modified testpage.js to add the following function:</text:p>
      <text:p text:style-name="Code">function highlightCode() {</text:p>
      <text:p text:style-name="Code"><text:s text:c="4"/>var pres = document.querySelectorAll("pre&gt;code");</text:p>
      <text:p text:style-name="Code"><text:s text:c="4"/>for (var i = 0; i &lt; pres.length; i++) {</text:p>
      <text:p text:style-name="Code"><text:s text:c="8"/>hljs.highlightBlock(pres[i]);</text:p>
      <text:p text:style-name="Code"><text:s text:c="4"/>}</text:p>
      <text:p text:style-name="Code">}</text:p>
      <text:p text:style-name="P30">Finally, modified onload() function to add the following as the last line:</text:p>
      <text:p text:style-name="Code">highlightCode();</text:p>
      <text:p text:style-name="P30"><text:soft-page-break/>In testhighlight.html, removed the &lt;pre&gt; tags and content and replaced them with:</text:p>
      <text:p text:style-name="Code">&lt;pre&gt;&lt;code class="language-csharp"&gt;&lt;/code&gt;&lt;/pre&gt;</text:p>
      <text:p text:style-name="Code">&lt;pre&gt;&lt;code class="language-cpp"&gt;&lt;/code&gt;&lt;/pre&gt;</text:p>
      <text:p text:style-name="P30">and then copied the source code for the Adapter_Exercise() from C# and C++ into the appropriate &lt;pre&gt;&lt;code&gt; blocks. <text:s/><text:span text:style-name="T37">I replaced '&lt;' with '&amp;lt;' and '&gt;' with '&amp;gt;'.</text:span> <text:s/>Loaded the <text:span text:style-name="T36">testhighlight.html </text:span>page <text:span text:style-name="T36">in Firefox</text:span> and it worked!</text:p>
      <text:p text:style-name="P32">Note: The unpacked files are 2.7 megabytes in size. <text:s/>Yikes!</text:p>
      <text:h text:style-name="Heading_20_2" text:outline-level="2" text:is-list-header="true">Code Cleanup</text:h>
      <text:p text:style-name="P31">Moved the styles for explanations to explain.cs and the styles for the multipanel tabs to multipanel.css. <text:s/>Modified testpage.html and testhighlight.html to <text:span text:style-name="T38">load</text:span> these style sheets.</text:p>
      <text:h text:style-name="P62" text:outline-level="1" text:is-list-header="true">Feb 20, 2023</text:h>
      <text:p text:style-name="P4">One aspect of a web presentation is to show the same example in multiple languages. <text:s/>So I set out to create a tabbed panel display, where each panel would contain the example in one language. <text:s/>That required relearning a lot of Javascript but I got it to work. <text:s/>Since I have a C# and C++ version of the Adapter pattern, I used that as a test for the tabbed panel display, getting the HTML-formatted code from the clipboard using the ClipBoardReader.</text:p>
      <text:p text:style-name="P4">Some problems:</text:p>
      <text:list text:style-name="L3">
        <text:list-item>
          <text:p text:style-name="P76">The test shows only the top-level driving code for the example, <text:span text:style-name="T5">which is about 44 lines in C++ and 40 lines in C#. <text:s/>There are 567 more lines in just the Adapter pattern implementation. <text:s/>Add in </text:span><text:span text:style-name="T6">444 more lines of C# and we are looking at over 1000 lines of code in the HTML page. <text:s/></text:span><text:span text:style-name="T7">This raises the question, do I put all the code in multiple tabbed panel displays or do I have multiple panels all controlled by one tab row? <text:s/>Also, I will have to put one example per page, just to keep the page load time down.</text:span></text:p>
        </text:list-item>
        <text:list-item>
          <text:p text:style-name="P77">I tested the page in a smaller display window in Firefox and the code didn't fit. <text:s/>After much tweaking of source lines, limiting the width of each line to 90 characters (added another grid line in Visual Studio for that), I found that I could use a window width of 650 pixels. Unfortunately, I think that's still too wide for some phone displays.</text:p>
        </text:list-item>
        <text:list-item>
          <text:p text:style-name="P78">After munging the lines to get them to 90 characters or less, I found the use of the ClipBoardReader was getting tedious to copy the changes to the web page. <text:s/>I need to do that anytime the code changes. <text:s/>I need an automated way of converting the code to HTML.</text:p>
        </text:list-item>
        <text:list-item>
          <text:p text:style-name="P78">I also realized that browsing all the files for a single example where all the code was on display at once was not going to cut it. <text:s/>That brought to mind how Visual Studio does it and that is to present a list of files on one side, click on the file to display it. <text:s/><text:span text:style-name="T8">Each file link would represent a new page stored in a frame (for example). <text:s/>This would allow me to (somehow) automatically convert each file to HTML and store that as an entire page (or possibly stuffed into a template).</text:span></text:p>
        </text:list-item>
      </text:list>
      <text:p text:style-name="P14"><text:soft-page-break/>Committed my latest changes with the formatting changes.</text:p>
      <text:h text:style-name="P63" text:outline-level="1" text:is-list-header="true">Feb. 19, 2023</text:h>
      <text:p text:style-name="P3">Created the DesignPatternExamples_cplusplus project (in the cplusplus) directory. <text:s/>Translated the Program.cs file to Program.cpp, providing skeletons of all exercises.</text:p>
      <text:p text:style-name="P3">Converted the Adapter pattern exercise. <text:s/>I ended up creating an interface for the DataReaderWriter class and using that in the exercise, which meant introducing a header file that declared the interface (as well as the two exceptions that could be raised). <text:s/>See Adapter.h. <text:s/>Also chose to add Adapter_BackendFunctions.h to declare the data reader/writer functions to be used by the Adapter_FrontEndClass.cpp file. <text:s/>Generally proper C++ programming and all that.</text:p>
      <text:p text:style-name="P9">Also converted the Bridge pattern exercise. <text:s/>Same general approach as the Adapter example, with header files created to declare the various interfaces. <text:s/>Again, general C++ programming.</text:p>
      <text:p text:style-name="P9">One interesting problem was <text:span text:style-name="T3">translating the C# expression:</text:span></text:p>
      <text:p text:style-name="Code">return DateTime.Now.ToString();</text:p>
      <text:p text:style-name="P10">This ended up being quite convoluted, as the output from my initial C++ approach didn't even come close to matching the C# date format.</text:p>
      <text:p text:style-name="P10">This was my first attempt:</text:p>
      <text:p text:style-name="Code">auto now_time = std::chrono::system_clock::now();</text:p>
      <text:p text:style-name="Code">std::time_t now_time_t = std::chrono::system_clock::to_time_t(now_time);</text:p>
      <text:p text:style-name="Code">return std::ctime(&amp;now_time_t);</text:p>
      <text:p text:style-name="P11">The date format was this (note the newline at the end):</text:p>
      <text:p text:style-name="Code">Mon Feb 20 22:05:27 2023\n</text:p>
      <text:p text:style-name="P11">So I had to format the time stamp myself and that ended up in a much more complicated form:</text:p>
      <text:p text:style-name="Code"><text:s text:c="8"/>auto now_time = std::chrono::system_clock::now();</text:p>
      <text:p text:style-name="Code"><text:s text:c="8"/>std::time_t now_time_t = std::chrono::system_clock::to_time_t(now_time);</text:p>
      <text:p text:style-name="Code"><text:s text:c="8"/>struct tm local_time { 0 };</text:p>
      <text:p text:style-name="Code">#ifdef _MSC_VER</text:p>
      <text:p text:style-name="Code"><text:s text:c="8"/>errno_t err = localtime_s(&amp;local_time, &amp;now_time_t);</text:p>
      <text:p text:style-name="Code">#elif defined(__STDC_LIB_EXT1__)</text:p>
      <text:p text:style-name="Code"><text:s text:c="8"/>localtime_s(&amp;now_time_t, &amp;local_time);</text:p>
      <text:p text:style-name="Code">#else</text:p>
      <text:p text:style-name="Code"><text:s text:c="8"/>localtime_r(&amp;now_time_t, &amp;local_Time)</text:p>
      <text:p text:style-name="Code">#endif</text:p>
      <text:p text:style-name="Code"><text:s text:c="8"/>char str[128]{ '\0'};</text:p>
      <text:p text:style-name="Code"><text:s text:c="8"/>if (err == 0)</text:p>
      <text:p text:style-name="Code"><text:s text:c="8"/>{</text:p>
      <text:p text:style-name="Code"><text:s text:c="12"/>strftime(str, sizeof str, "%m/%d/%Y %r", &amp;local_time);</text:p>
      <text:p text:style-name="Code"><text:s text:c="8"/>}</text:p>
      <text:p text:style-name="Code"><text:s text:c="8"/>return str;</text:p>
      <text:p text:style-name="P12">C++ standard defines safe functions like localtime_s() but they are not compatible with Microsoft's version (the parameter order is reversed). <text:s/>So the #ifdef _MSC_VER was needed. <text:s text:c="2"/>Also, the C++ <text:soft-page-break/>standard safe functions are not necessarily available, hence the #elif defined(__STDC_LIB_EXT1__) was needed. <text:s/>The localtime_r() call is in the C++ standard (but not in Microsoft's C++), so it becomes the default if all else fails. <text:s/>Yuck.</text:p>
      <text:p text:style-name="P13">To replace C#'s String.Format(), I could have introduced a function that would take variable parameters and use the std::ostringstream to format the parameters, but the approach is not type-safe and there is no way to identify what types to interpret the parameters. <text:s/>I looked a variadic template parameters but I found that so obtuse that I ran away screaming. <text:s/>Instead, I just rewrote the String.Format() expressions in terms of a local std::ostringstream formatter. <text:s/><text:span text:style-name="T4">It works.</text:span></text:p>
      <text:p text:style-name="P4">Oh, and I copied over the replace() function from my stdlib library, which also picked up the strstri() function. <text:s/>These files live in the cplusplus/helpers directory.</text:p>
      <text:h text:style-name="P64" text:outline-level="1">Feb. 18, 2023</text:h>
      <text:p text:style-name="P2">I had an idea of putting these examples in a web page/app that can display the source in full syntax-highlighted fashion. <text:s/>Since Visual Studio 2022 can produce HTML onto the clipboard, I was wondering if I could use that to my advantage by copying the generated HTML and paste it into a web page.</text:p>
      <text:p text:style-name="P2">So I created the Clip<text:span text:style-name="T2">B</text:span>oardReader solution and project <text:span text:style-name="T2">("C:\work\vs2022\ClipBoardReader")</text:span>. <text:s/>This is a Forms-based C# application that watches for changes in the Windows clipboard, displays all the formats available and, where possible, displays the contents of each supported format. <text:s/><text:span text:style-name="T2">Now I can copy a chunk of code from Visual Studio and use the ClipBoardReader to pull out the contents of the HTML format.</text:span></text:p>
      <text:p text:style-name="P7">Note: I was surprised the first time when I copied the contents of the ClipBoardReader display to the clipboard and the ClipBoardReader suddenly erased the contents of the display – because the clipboard had changed.</text:p>
      <text:p text:style-name="P7">I pasted the results into a test page and it displayed quite nicely in a browser. <text:s/>So this is more or less usable.</text:p>
      <text:p text:style-name="P8">I renamed the DesignPatternExamples solution to DesignPatternExamples_csharp and then moved it into the "csharp" directory.</text:p>
      <text:h text:style-name="Heading_20_1" text:outline-level="1">Feb. 17, 2023</text:h>
      <text:p text:style-name="P6">Took my original code and started working in it <text:span text:style-name="T1">in Visual Studio 2022</text:span> for eventual presentation in some fashion (not quite sure what that will look like). <text:s/>I know I want to express these examples in other programming languages, such as C++, Python, Java, and Javascript. <text:s/>That way, I can revisit those languages as a refresher. <text:s/><text:span text:style-name="T2">See "C:\work\vs2022\DesignPatternExamples".</text:span></text:p>
      <text:p text:style-name="P6"/>
      <text:p text:style-name="P6">I restructured the DesignPatternExamples C# solution and project to move the project into its own directory and then checked in the whole thing in Subversion. <text:s/>I'm <text:span text:style-name="T1">still building with .Net 4.5</text:span>.</text:p>
      <text:p text:style-name="P6"/>
      <text:p text:style-name="P1"><text:soft-page-break/>Corrected a number spelling errors and tweaked the source from the original to clean up some of the examples. <text:s/>The tweaks are mainly around altering entity names. <text:s/>These are captured in Subversion changes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Hack" svg:font-family="Hack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Standard" style:auto-update="true" style:master-page-name="">
      <loext:graphic-properties draw:fill="solid" draw:fill-color="#eeeeee"/>
      <style:paragraph-properties fo:margin-top="0.0598in" fo:margin-bottom="0.1in" style:contextual-spacing="true" fo:line-height="100%" style:page-number="auto" fo:background-color="#eeeeee"/>
      <style:text-properties style:font-name="Courier New1" fo:font-family="'Courier New'" style:font-style-name="Regular" style:font-family-generic="modern" style:font-pitch="fixed" fo:font-size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tephen P Lepisto</meta:initial-creator>
    <meta:creation-date>2023-02-20T21:32:33.666000000</meta:creation-date>
    <dc:date>2023-02-23T17:48:15.071000000</dc:date>
    <dc:creator>Stephen P Lepisto</dc:creator>
    <meta:editing-duration>PT18H35M3S</meta:editing-duration>
    <meta:editing-cycles>114</meta:editing-cycles>
    <meta:generator>LibreOffice/7.4.4.2$Windows_X86_64 LibreOffice_project/85569322deea74ec9134968a29af2df5663baa21</meta:generator>
    <meta:document-statistic meta:table-count="0" meta:image-count="0" meta:object-count="0" meta:page-count="12" meta:paragraph-count="208" meta:word-count="4396" meta:character-count="27853" meta:non-whitespace-character-count="23237"/>
  </office:meta>
</office:document-meta>
</file>